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4cm" fo:min-width="3.545cm"/>
    </style:style>
    <style:style style:name="gr2" style:family="graphic" style:parent-style-name="standard">
      <style:graphic-properties draw:marker-start=""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819cm" fo:min-width="2.113cm"/>
    </style:style>
    <style:style style:name="gr4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2cm" fo:min-width="3.06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18cm" fo:min-width="1.927cm"/>
    </style:style>
    <style:style style:name="gr8" style:family="graphic" style:parent-style-name="standard">
      <style:graphic-properties draw:marker-end="Arrow" draw:marker-end-width="0.2cm" draw:textarea-horizontal-align="center" draw:textarea-vertical-align="middle"/>
    </style:style>
    <style:style style:name="gr9" style:family="graphic" style:parent-style-name="standard">
      <style:graphic-properties svg:stroke-color="#666666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18cm" fo:min-width="2.10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2cm" fo:min-width="4.83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518cm" fo:min-width="4.322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18cm" fo:min-width="4.472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314cm" fo:min-width="2.761cm"/>
    </style:style>
    <style:style style:name="gr15" style:family="graphic" style:parent-style-name="standard">
      <style:graphic-properties svg:stroke-color="#666666" draw:fill="none" draw:textarea-horizontal-align="justify" draw:textarea-vertical-align="middle" draw:auto-grow-height="false" fo:min-height="0.518cm" fo:min-width="2.46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514cm" fo:min-width="3.469cm"/>
    </style:style>
    <style:style style:name="gr17" style:family="graphic" style:parent-style-name="standard">
      <style:graphic-properties svg:stroke-color="#666666" draw:fill="none" draw:textarea-horizontal-align="justify" draw:textarea-vertical-align="middle" draw:auto-grow-height="false" fo:min-height="0.514cm" fo:min-width="2.797cm"/>
    </style:style>
    <style:style style:name="gr18" style:family="graphic" style:parent-style-name="standard">
      <style:graphic-properties svg:stroke-color="#666666" draw:marker-start="" draw:marker-end="Arrow" draw:marker-end-width="0.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text-align="center" fo:text-indent="0cm"/>
      <style:text-properties fo:color="#000000" style:font-name="Nimbus Sans L" fo:font-size="11pt" fo:font-weight="normal" style:font-size-asian="11pt" style:font-weight-asian="normal" style:font-size-complex="11pt" style:font-weight-complex="normal"/>
    </style:style>
    <style:style style:name="P8" style:family="paragraph">
      <style:paragraph-properties fo:margin-left="0cm" fo:margin-right="0cm" fo:text-align="center" fo:text-indent="0cm"/>
      <style:text-properties fo:color="#666666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color="#666666" style:font-name="Nimbus Sans L" fo:font-size="11pt" style:font-size-asian="11pt" style:font-size-complex="11pt"/>
    </style:style>
    <style:style style:name="T1" style:family="text">
      <style:text-properties style:font-name="Nimbus Sans L" fo:font-size="11pt" style:font-size-asian="11pt" style:font-size-complex="11pt"/>
    </style:style>
    <style:style style:name="T2" style:family="text">
      <style:text-properties style:font-name="Nimbus Sans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font-name="Nimbus Sans L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666666" style:font-name="Nimbus Sans L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47cm" svg:height="0.763cm" svg:x="12.209cm" svg:y="6.211cm">
          <text:p text:style-name="P1"><text:span text:style-name="T1">Raw arc exposur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15.532cm" svg:y1="6.974cm" svg:x2="15.532cm" svg:y2="7.582cm" draw:start-shape="id1" draw:end-shape="id2" draw:end-glue-point="0" svg:d="M15532 6974v608" svg:viewBox="0 0 1 609">
          <text:p/>
        </draw:connector>
        <draw:custom-shape draw:style-name="gr3" draw:text-style-name="P4" xml:id="id2" draw:id="id2" draw:layer="layout" svg:width="3.415cm" svg:height="1.068cm" svg:x="13.825cm" svg:y="7.582cm">
          <text:p text:style-name="P3"><text:span text:style-name="T2">Standardize meta-data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draw:type="line" svg:x1="15.532cm" svg:y1="8.65cm" svg:x2="15.533cm" svg:y2="9.331cm" draw:start-shape="id2" draw:start-glue-point="2" draw:end-shape="id3" draw:end-glue-point="4" svg:d="M15532 8650l1 681" svg:viewBox="0 0 2 682">
          <text:p/>
        </draw:connector>
        <draw:custom-shape draw:style-name="gr5" draw:text-style-name="P2" xml:id="id4" draw:id="id4" draw:layer="layout" svg:width="4.002cm" svg:height="0.768cm" svg:x="13.531cm" svg:y="10.643cm">
          <text:p text:style-name="P1"><text:span text:style-name="T1">Linearity correction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6" xml:id="id5" draw:id="id5" draw:layer="layout" svg:width="3.564cm" svg:height="0.77cm" svg:x="13.75cm" svg:y="11.965cm">
          <text:p text:style-name="P1"><text:span text:style-name="T2">Initialize varianc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7" draw:text-style-name="P6" xml:id="id3" draw:id="id3" draw:layer="layout" svg:width="2.427cm" svg:height="0.768cm" svg:x="14.319cm" svg:y="9.331cm">
          <text:p text:style-name="P1"><text:span text:style-name="T2">Add mask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5.533cm" svg:y1="10.099cm" svg:x2="15.532cm" svg:y2="10.643cm" draw:start-shape="id3" draw:start-glue-point="6" draw:end-shape="id4" draw:end-glue-point="4" svg:d="M15533 10099l-1 544" svg:viewBox="0 0 2 545">
          <text:p/>
        </draw:connector>
        <draw:connector draw:style-name="gr4" draw:text-style-name="P5" draw:layer="layout" draw:type="line" svg:x1="15.532cm" svg:y1="11.411cm" svg:x2="15.532cm" svg:y2="11.965cm" draw:end-shape="id5" draw:end-glue-point="4" svg:d="M15532 11411v554" svg:viewBox="0 0 1 555">
          <text:p/>
        </draw:connector>
        <draw:connector draw:style-name="gr8" draw:text-style-name="P3" draw:layer="layout" draw:type="line" svg:x1="15.532cm" svg:y1="12.735cm" svg:x2="15.533cm" svg:y2="13.321cm" draw:start-shape="id5" draw:start-glue-point="6" draw:end-shape="id6" draw:end-glue-point="4" svg:d="M15532 12735l1 586" svg:viewBox="0 0 2 587">
          <text:p/>
        </draw:connector>
        <draw:connector draw:style-name="gr9" draw:text-style-name="P3" draw:layer="layout" draw:type="line" svg:x1="15.532cm" svg:y1="15.544cm" svg:x2="15.533cm" svg:y2="16.131cm" draw:start-shape="id7" draw:start-glue-point="6" draw:end-shape="id8" draw:end-glue-point="4" svg:d="M15532 15544l1 587" svg:viewBox="0 0 2 588">
          <text:p/>
        </draw:connector>
        <draw:connector draw:style-name="gr8" draw:text-style-name="P3" draw:layer="layout" draw:type="line" svg:x1="15.539cm" svg:y1="16.899cm" svg:x2="15.532cm" svg:y2="17.531cm" draw:end-shape="id9" draw:end-glue-point="4" svg:d="M15539 16899l-7 632" svg:viewBox="0 0 8 633">
          <text:p/>
        </draw:connector>
        <draw:custom-shape draw:style-name="gr5" draw:text-style-name="P2" xml:id="id6" draw:id="id6" draw:layer="layout" svg:width="4.225cm" svg:height="0.768cm" svg:x="13.42cm" svg:y="13.321cm">
          <text:p text:style-name="P1"><text:span text:style-name="T1">Attach slit trace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2.603cm" svg:height="0.768cm" svg:x="14.231cm" svg:y="16.131cm">
          <text:p text:style-name="P1"><text:span text:style-name="T1">Cut out slit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1" draw:text-style-name="P7" xml:id="id12" draw:id="id12" draw:layer="layout" svg:width="5.338cm" svg:height="0.77cm" svg:x="12.863cm" svg:y="21.732cm">
          <text:p text:style-name="P1"><text:span text:style-name="T3">Resample to linear co-ord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type="line" svg:x1="15.533cm" svg:y1="14.089cm" svg:x2="15.532cm" svg:y2="14.78cm" draw:start-shape="id6" draw:start-glue-point="6" svg:d="M15533 14089l-1 691" svg:viewBox="0 0 2 692">
          <text:p/>
        </draw:connector>
        <draw:custom-shape draw:style-name="gr12" draw:text-style-name="P2" xml:id="id9" draw:id="id9" draw:layer="layout" svg:width="4.822cm" svg:height="0.768cm" svg:x="13.121cm" svg:y="17.531cm">
          <text:p text:style-name="P1"><text:span text:style-name="T1">Map spectral distortion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3" draw:text-style-name="P2" xml:id="id10" draw:id="id10" draw:layer="layout" svg:width="4.972cm" svg:height="0.768cm" svg:x="13.046cm" svg:y="18.931cm">
          <text:p text:style-name="P1"><text:span text:style-name="T1">Map pixels -&gt; wavelength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type="line" svg:x1="15.532cm" svg:y1="18.299cm" svg:x2="15.532cm" svg:y2="18.931cm" draw:start-shape="id9" draw:start-glue-point="6" draw:end-shape="id10" draw:end-glue-point="4" svg:d="M15532 18299v632" svg:viewBox="0 0 1 633">
          <text:p/>
        </draw:connector>
        <draw:custom-shape draw:style-name="gr14" draw:text-style-name="P2" xml:id="id11" draw:id="id11" draw:layer="layout" svg:width="3.615cm" svg:height="0.798cm" svg:x="13.725cm" svg:y="20.327cm">
          <text:p text:style-name="P1"><text:span text:style-name="T1">Calibrated arc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13" draw:id="id13" draw:layer="layout" svg:width="2.985cm" svg:height="0.764cm" svg:x="14.04cm" svg:y="23.144cm">
          <text:p text:style-name="P1"><text:span text:style-name="T1">Rectified arc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3" draw:layer="layout" draw:type="line" svg:x1="15.532cm" svg:y1="19.699cm" svg:x2="15.532cm" svg:y2="20.327cm" draw:start-shape="id10" draw:start-glue-point="6" draw:end-shape="id11" draw:end-glue-point="4" svg:d="M15532 19699v628" svg:viewBox="0 0 1 629">
          <text:p/>
        </draw:connector>
        <draw:connector draw:style-name="gr8" draw:text-style-name="P3" draw:layer="layout" draw:type="line" svg:x1="15.532cm" svg:y1="22.502cm" svg:x2="15.533cm" svg:y2="23.144cm" draw:start-shape="id12" draw:start-glue-point="6" draw:end-shape="id13" draw:end-glue-point="4" svg:d="M15532 22502l1 642" svg:viewBox="0 0 2 643">
          <text:p/>
        </draw:connector>
        <draw:connector draw:style-name="gr8" draw:text-style-name="P3" draw:layer="layout" draw:type="line" svg:x1="15.532cm" svg:y1="21.125cm" svg:x2="15.532cm" svg:y2="21.732cm" draw:start-shape="id11" draw:start-glue-point="6" draw:end-shape="id12" draw:end-glue-point="4" svg:d="M15532 21125v607" svg:viewBox="0 0 1 608">
          <text:p/>
        </draw:connector>
        <draw:custom-shape draw:style-name="gr15" draw:text-style-name="P9" xml:id="id7" draw:id="id7" draw:layer="layout" svg:width="2.966cm" svg:height="0.768cm" svg:x="14.049cm" svg:y="14.776cm">
          <text:p text:style-name="P8"><text:span text:style-name="T4">Subtract dark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16" draw:text-style-name="P2" xml:id="id14" draw:id="id14" draw:layer="layout" svg:width="6.523cm" svg:height="0.763cm" svg:x="6.209cm" svg:y="13.324cm">
          <text:p text:style-name="P1"><text:span text:style-name="T1">Part-processed flat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draw:type="line" svg:x1="12.068cm" svg:y1="13.706cm" svg:x2="13.42cm" svg:y2="13.705cm" draw:start-shape="id14" draw:start-glue-point="9" draw:end-shape="id6" draw:end-glue-point="5" svg:d="M12068 13706l1352-1" svg:viewBox="0 0 1353 2">
          <text:p/>
        </draw:connector>
        <draw:custom-shape draw:style-name="gr17" draw:text-style-name="P9" xml:id="id15" draw:id="id15" draw:layer="layout" svg:width="5.419cm" svg:height="0.763cm" svg:x="6.609cm" svg:y="14.779cm">
          <text:p text:style-name="P8"><text:span text:style-name="T4">Processed dark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8" draw:text-style-name="P3" draw:layer="layout" draw:type="line" svg:x1="11.476cm" svg:y1="15.161cm" svg:x2="14.049cm" svg:y2="15.16cm" draw:start-shape="id15" draw:start-glue-point="9" draw:end-shape="id7" draw:end-glue-point="5" svg:d="M11476 15161l2573-1" svg:viewBox="0 0 257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LGC Sans" style:font-size-asian="24pt" style:language-asian="zxx" style:country-asian="none" style:font-name-complex="DejaVu LGC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4T14:27:49.247462774</dc:date>
    <meta:editing-duration>PT3H24M53S</meta:editing-duration>
    <meta:editing-cycles>21</meta:editing-cycles>
    <meta:generator>LibreOffice/5.0.6.2$Linux_X86_64 LibreOffice_project/00$Build-2</meta:generator>
    <meta:document-statistic meta:object-count="29"/>
  </office:meta>
</office:document-meta>
</file>